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project demonstrate that you can REPLACE a Xamarin form control in platform specific code that render a control that does not exist in Xamarin form. <text:s text:c="3"/>In this case, <text:s/>I want to use a property grid in both Android and WPF. <text:s text:c="2"/>Syncfusion WPF has propertyGrid control, but not in Xamarin Form. <text:s/>The <text:s/>Syncfusion DataForm control looks very like a propertyGrid, <text:s/>so this on is used as a property grid. <text:s/>We need a customer renderer for SfDataForm in the WPF project. <text:s/>It intercept the "DataObject" property setter. <text:s/>The core concept is that you can use <text:span text:style-name="T2">OnElementPropertyChanged event to set Property that does not exist in Xamarin form control</text:span></text:p>
      <text:p text:style-name="Standard"><text:span text:style-name="T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3M20S</meta:editing-duration>
    <meta:editing-cycles>6</meta:editing-cycles>
    <meta:generator>OpenOffice/4.1.7$Win32 OpenOffice.org_project/417m1$Build-9800</meta:generator>
    <dc:date>2021-01-09T10:02:21.11</dc:date>
    <dc:creator>Jeffrey Yang</dc:creator>
    <meta:document-statistic meta:table-count="0" meta:image-count="0" meta:object-count="0" meta:page-count="1" meta:paragraph-count="1" meta:word-count="107" meta:character-count="641"/>
    <meta:user-defined meta:name="Info 1"/>
    <meta:user-defined meta:name="Info 2"/>
    <meta:user-defined meta:name="Info 3"/>
    <meta:user-defined meta:name="Info 4"/>
  </office:meta>
</office:document-meta>
</file>